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-width="0.2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2cm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marker-start-width="0.2cm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2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>
        <style:tab-stops/>
      </style:paragraph-properties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7" draw:layer="layout" svg:width="6cm" svg:height="1.736cm" svg:x="-11.1cm" svg:y="19cm">
          <text:p text:style-name="P1">Initiiere SIP Anru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6.5cm" svg:height="2.052cm" svg:x="13cm" svg:y="18.839cm">
          <text:p text:style-name="P2">Verbinde mit</text:p>
          <text:p text:style-name="P2">Conference-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6cm" svg:height="1.9cm" svg:x="-11.5cm" svg:y="9.6cm">
          <text:p text:style-name="P2">Beende SIP Anru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6.333cm" svg:height="2cm" svg:x="13.2cm" svg:y="9.6cm">
          <text:p text:style-name="P2">Trenne von</text:p>
          <text:p text:style-name="P2">Conference-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5.429cm" svg:height="5.429cm" svg:x="-20.429cm" svg:y="5.471cm">
          <text:p text:style-name="P3"><text:span text:style-name="T1">Kein Anruf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" draw:layer="layout" svg:width="5.429cm" svg:height="5.428cm" svg:x="2.971cm" svg:y="5.5cm">
          <text:p text:style-name="P3"><text:span text:style-name="T1">Öffentliche </text:span></text:p>
          <text:p text:style-name="P3"><text:span text:style-name="T1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6" draw:layer="layout" svg:width="5.429cm" svg:height="5.429cm" svg:x="28.071cm" svg:y="5.371cm">
          <text:p text:style-name="P3"><text:span text:style-name="T1">Soziale </text:span></text:p>
          <text:p text:style-name="P3"><text:span text:style-name="T1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2" draw:layer="layout" svg:width="5.429cm" svg:height="5.429cm" svg:x="49.971cm" svg:y="5.371cm">
          <text:p text:style-name="P3"><text:span text:style-name="T1">Private</text:span></text:p>
          <text:p text:style-name="P3"><text:span text:style-name="T1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6" draw:layer="layout" svg:width="4.75cm" svg:height="4.75cm" svg:x="-20.086cm" svg:y="17.486cm">
          <text:p text:style-name="P2">Distanz</text:p>
          <text:p text:style-name="P2">&lt; 10m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3" draw:layer="layout" svg:width="4.75cm" svg:height="4.75cm" svg:x="50.314cm" svg:y="12.75cm">
          <text:p text:style-name="P2">Distanz</text:p>
          <text:p text:style-name="P2">&gt; 3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curve" svg:x1="-15cm" svg:y1="8.185cm" svg:x2="-15cm" svg:y2="8.185cm" draw:start-shape="id1" draw:end-shape="id1">
          <text:p/>
        </draw:connector>
        <draw:custom-shape draw:style-name="gr1" draw:text-style-name="P2" draw:id="id14" draw:layer="layout" svg:width="6.5cm" svg:height="2.052cm" svg:x="37.8cm" svg:y="9.6cm">
          <text:p text:style-name="P2">SDP 8 kHz Cod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6.5cm" svg:height="2.052cm" svg:x="37.6cm" svg:y="18.842cm">
          <text:p text:style-name="P2">SDP 32 kHz Cod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4.75cm" svg:height="4.75cm" svg:x="3.303cm" svg:y="12.8cm">
          <text:p text:style-name="P2">Distanz</text:p>
          <text:p text:style-name="P2">&gt; 10m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4.75cm" svg:height="4.75cm" svg:x="6.592cm" svg:y="17.491cm">
          <text:p text:style-name="P2">Distanz</text:p>
          <text:p text:style-name="P2">&lt; 3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s" svg:x1="5.685cm" svg:y1="10.928cm" svg:x2="5.677cm" svg:y2="12.8cm" draw:start-shape="id2" draw:start-glue-point="8" draw:end-shape="id3" draw:end-glue-point="4">
          <text:p/>
        </draw:connector>
        <draw:connector draw:style-name="gr4" draw:text-style-name="P4" draw:layer="layout" draw:type="lines" draw:line-skew="0.399cm" svg:x1="8.053cm" svg:y1="15.174cm" svg:x2="8.966cm" svg:y2="17.491cm" draw:start-shape="id3" draw:start-glue-point="7" draw:end-shape="id4" draw:end-glue-point="4">
          <text:p/>
        </draw:connector>
        <draw:connector draw:style-name="gr4" draw:text-style-name="P4" draw:layer="layout" svg:x1="6.592cm" svg:y1="19.865cm" svg:x2="4.7cm" svg:y2="19.868cm" draw:start-shape="id4" draw:start-glue-point="5" draw:end-shape="id5" draw:end-glue-point="1">
          <text:p/>
        </draw:connector>
        <draw:custom-shape draw:style-name="gr1" draw:text-style-name="P2" draw:id="id8" draw:layer="layout" svg:width="4.75cm" svg:height="4.75cm" svg:x="31.35cm" svg:y="17.5cm">
          <text:p text:style-name="P2">Distanz </text:p>
          <text:p text:style-name="P2">&lt; 1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7" draw:layer="layout" svg:width="4.75cm" svg:height="4.75cm" svg:x="28.435cm" svg:y="12.618cm">
          <text:p text:style-name="P2">Distanz </text:p>
          <text:p text:style-name="P2">&gt; 3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0.785cm" svg:y1="10.8cm" svg:x2="30.809cm" svg:y2="12.618cm" draw:start-shape="id6" draw:start-glue-point="8" draw:end-shape="id7" draw:end-glue-point="4">
          <text:p/>
        </draw:connector>
        <draw:custom-shape draw:style-name="gr1" draw:text-style-name="P2" draw:id="id10" draw:layer="layout" svg:width="6.5cm" svg:height="2.052cm" svg:x="21.5cm" svg:y="18.839cm">
          <text:p text:style-name="P2">Passe Lautstärke 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33.185cm" svg:y1="14.992cm" svg:x2="33.724cm" svg:y2="17.5cm" draw:start-shape="id7" draw:start-glue-point="7" draw:end-shape="id8" draw:end-glue-point="4">
          <text:p/>
        </draw:connector>
        <draw:connector draw:style-name="gr4" draw:text-style-name="P4" draw:layer="layout" svg:x1="28.435cm" svg:y1="14.992cm" svg:x2="19.533cm" svg:y2="10.6cm" draw:start-shape="id7" draw:start-glue-point="5" draw:end-shape="id9">
          <text:p/>
        </draw:connector>
        <draw:connector draw:style-name="gr4" draw:text-style-name="P4" draw:layer="layout" svg:x1="13.2cm" svg:y1="10.6cm" svg:x2="8.4cm" svg:y2="8.214cm" draw:start-shape="id9" draw:start-glue-point="3" draw:end-shape="id2">
          <text:p/>
        </draw:connector>
        <draw:connector draw:style-name="gr4" draw:text-style-name="P4" draw:layer="layout" svg:x1="31.35cm" svg:y1="19.874cm" svg:x2="28cm" svg:y2="19.865cm" draw:start-shape="id8" draw:start-glue-point="5" draw:end-shape="id10" draw:end-glue-point="1">
          <text:p/>
        </draw:connector>
        <draw:connector draw:style-name="gr4" draw:text-style-name="P4" draw:layer="layout" svg:x1="36.1cm" svg:y1="19.874cm" svg:x2="37.6cm" svg:y2="19.868cm" draw:start-shape="id8" draw:start-glue-point="7" draw:end-shape="id11" draw:end-glue-point="3">
          <text:p/>
        </draw:connector>
        <draw:connector draw:style-name="gr4" draw:text-style-name="P4" draw:layer="layout" svg:x1="44.1cm" svg:y1="19.868cm" svg:x2="49.971cm" svg:y2="8.085cm" draw:start-shape="id11" draw:start-glue-point="1" draw:end-shape="id12" draw:end-glue-point="6">
          <text:p/>
        </draw:connector>
        <draw:connector draw:style-name="gr4" draw:text-style-name="P4" draw:layer="layout" svg:x1="52.685cm" svg:y1="10.8cm" svg:x2="52.688cm" svg:y2="12.75cm" draw:start-shape="id12" draw:start-glue-point="8" draw:end-shape="id13" draw:end-glue-point="4">
          <text:p/>
        </draw:connector>
        <draw:connector draw:style-name="gr4" draw:text-style-name="P4" draw:layer="layout" draw:line-skew="2.101cm" svg:x1="55.064cm" svg:y1="15.124cm" svg:x2="55.4cm" svg:y2="8.085cm" draw:start-shape="id13" draw:start-glue-point="7" draw:end-shape="id12" draw:end-glue-point="10">
          <text:p/>
        </draw:connector>
        <draw:connector draw:style-name="gr4" draw:text-style-name="P4" draw:layer="layout" draw:line-skew="-1.167cm" svg:x1="50.314cm" svg:y1="15.124cm" svg:x2="44.3cm" svg:y2="10.626cm" draw:start-shape="id13" draw:start-glue-point="5" draw:end-shape="id14">
          <text:p/>
        </draw:connector>
        <draw:connector draw:style-name="gr4" draw:text-style-name="P4" draw:layer="layout" svg:x1="37.8cm" svg:y1="10.626cm" svg:x2="33.5cm" svg:y2="8.085cm" draw:start-shape="id14" draw:start-glue-point="3" draw:end-shape="id6" draw:end-glue-point="10">
          <text:p/>
        </draw:connector>
        <draw:connector draw:style-name="gr4" draw:text-style-name="P4" draw:layer="layout" svg:x1="24.75cm" svg:y1="18.839cm" svg:x2="28.071cm" svg:y2="8.085cm" draw:start-shape="id10" draw:start-glue-point="0" draw:end-shape="id6" draw:end-glue-point="6">
          <text:p/>
        </draw:connector>
        <draw:connector draw:style-name="gr4" draw:text-style-name="P4" draw:layer="layout" svg:x1="19.5cm" svg:y1="19.865cm" svg:x2="21.5cm" svg:y2="19.865cm" draw:start-shape="id15" draw:start-glue-point="1" draw:end-shape="id10" draw:end-glue-point="3">
          <text:p/>
        </draw:connector>
        <draw:connector draw:style-name="gr4" draw:text-style-name="P4" draw:layer="layout" svg:x1="11.342cm" svg:y1="19.865cm" svg:x2="13cm" svg:y2="19.865cm" draw:start-shape="id4" draw:start-glue-point="7" draw:end-shape="id15">
          <text:p/>
        </draw:connector>
        <draw:connector draw:style-name="gr4" draw:text-style-name="P4" draw:layer="layout" svg:x1="-15.336cm" svg:y1="19.86cm" svg:x2="-11.1cm" svg:y2="19.868cm" draw:start-shape="id16" draw:start-glue-point="7" draw:end-shape="id17" draw:end-glue-point="3">
          <text:p/>
        </draw:connector>
        <draw:connector draw:style-name="gr4" draw:text-style-name="P4" draw:layer="layout" svg:x1="-11.5cm" svg:y1="10.55cm" svg:x2="-15cm" svg:y2="8.185cm" draw:start-shape="id18" draw:start-glue-point="3" draw:end-shape="id1">
          <text:p/>
        </draw:connector>
        <draw:connector draw:style-name="gr4" draw:text-style-name="P4" draw:layer="layout" svg:x1="3.303cm" svg:y1="15.174cm" svg:x2="-5.5cm" svg:y2="10.55cm" draw:start-shape="id3" draw:start-glue-point="5" draw:end-shape="id18">
          <text:p/>
        </draw:connector>
        <draw:connector draw:style-name="gr4" draw:text-style-name="P4" draw:layer="layout" svg:x1="-17.715cm" svg:y1="10.9cm" svg:x2="-17.712cm" svg:y2="17.486cm" draw:start-shape="id1" draw:start-glue-point="8" draw:end-shape="id16" draw:end-glue-point="4">
          <text:p/>
        </draw:connector>
        <draw:connector draw:style-name="gr4" draw:text-style-name="P4" draw:layer="layout" svg:x1="-5.1cm" svg:y1="19.868cm" svg:x2="-1.3cm" svg:y2="19.868cm" draw:start-shape="id17" draw:start-glue-point="1" draw:end-shape="id5" draw:end-glue-point="3">
          <text:p/>
        </draw:connector>
        <draw:custom-shape draw:style-name="gr1" draw:text-style-name="P1" draw:id="id5" draw:layer="layout" svg:width="6cm" svg:height="1.736cm" svg:x="-1.3cm" svg:y="19cm">
          <text:p text:style-name="P1">RTP Silence </text:p>
          <text:p text:style-name="P1">Suppr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.7cm" svg:y1="19cm" svg:x2="2.971cm" svg:y2="8.213cm" draw:start-shape="id5" draw:end-shape="id2" draw:end-glue-point="6">
          <text:p/>
        </draw:connector>
        <draw:connector draw:style-name="gr5" draw:text-style-name="P4" draw:layer="layout" draw:type="line" svg:x1="-25.929cm" svg:y1="8.202cm" svg:x2="-20.429cm" svg:y2="8.185cm" draw:end-shape="id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30T15:31:37</meta:creation-date>
    <dc:date>2008-06-02T11:04:19</dc:date>
    <meta:editing-cycles>3</meta:editing-cycles>
    <meta:editing-duration>PT1H44M49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